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8.20208333333333cm"/>
    </style:style>
    <style:style style:name="co2" style:family="table-column">
      <style:table-column-properties fo:break-before="auto" style:column-width="8.86354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number-rows-repeated="29" table:style-name="ro1">
          <table:table-cell office:value-type="float" office:value="187.9" table:style-name="ce1">
            <text:p>187,9</text:p>
          </table:table-cell>
          <table:table-cell office:value-type="float" office:value="126.56" table:style-name="ce1">
            <text:p>126,56</text:p>
          </table:table-cell>
          <table:table-cell table:number-columns-repeated="16382"/>
        </table:table-row>
        <table:table-row table:number-rows-repeated="8" table:style-name="ro1">
          <table:table-cell office:value-type="float" office:value="204.7" table:style-name="ce1">
            <text:p>204,7</text:p>
          </table:table-cell>
          <table:table-cell office:value-type="float" office:value="85.6" table:style-name="ce1">
            <text:p>85,6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234.2" table:style-name="ce1">
            <text:p>234,2</text:p>
          </table:table-cell>
          <table:table-cell office:value-type="float" office:value="36.799999999999997" table:style-name="ce1">
            <text:p>36,8</text:p>
          </table:table-cell>
          <table:table-cell table:number-columns-repeated="16382"/>
        </table:table-row>
        <table:table-row table:number-rows-repeated="10" table:style-name="ro1">
          <table:table-cell office:value-type="float" office:value="254" table:style-name="ce1">
            <text:p>254</text:p>
          </table:table-cell>
          <table:table-cell office:value-type="float" office:value="7.5199999999999898" table:style-name="ce1">
            <text:p>7,52</text:p>
          </table:table-cell>
          <table:table-cell table:number-columns-repeated="16382"/>
        </table:table-row>
        <table:table-row table:number-rows-repeated="12" table:style-name="ro1">
          <table:table-cell office:value-type="float" office:value="259.72307692307601" table:style-name="ce1">
            <text:p>259,7230769</text:p>
          </table:table-cell>
          <table:table-cell office:value-type="float" office:value="1.79692307692307" table:style-name="ce1">
            <text:p>1,796923077</text:p>
          </table:table-cell>
          <table:table-cell table:number-columns-repeated="16382"/>
        </table:table-row>
        <table:table-row table:style-name="ro1">
          <table:table-cell office:value-type="float" office:value="262.655555555555" table:style-name="ce1">
            <text:p>262,6555556</text:p>
          </table:table-cell>
          <table:table-cell office:value-type="float" office:value="1.82520665248375E-15" table:style-name="ce2">
            <text:p>1,83E-15</text:p>
          </table:table-cell>
          <table:table-cell table:number-columns-repeated="16382"/>
        </table:table-row>
        <table:table-row table:number-rows-repeated="8" table:style-name="ro1">
          <table:table-cell office:value-type="float" office:value="262.655555555555" table:style-name="ce1">
            <text:p>262,6555556</text:p>
          </table:table-cell>
          <table:table-cell office:value-type="float" office:value="1.19904086659516E-16" table:style-name="ce2">
            <text:p>1,20E-16</text:p>
          </table:table-cell>
          <table:table-cell table:number-columns-repeated="16382"/>
        </table:table-row>
        <table:table-row table:style-name="ro1">
          <table:table-cell office:value-type="float" office:value="262.655555555555" table:style-name="ce1">
            <text:p>262,6555556</text:p>
          </table:table-cell>
          <table:table-cell office:value-type="float" office:value="1.19904086659516E-16" table:style-name="ce2">
            <text:p>1,20E-16</text:p>
          </table:table-cell>
          <table:table-cell table:style-name="ce1">
            <draw:frame draw:z-index="1" draw:id="id0" draw:style-name="a0" draw:name="Chart 1" svg:x="0.46875in" svg:y="0.13542in" svg:width="8.25in" svg:height="6.3906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4" table:style-name="ro1">
          <table:table-cell office:value-type="float" office:value="262.655555555555" table:style-name="ce1">
            <text:p>262,6555556</text:p>
          </table:table-cell>
          <table:table-cell office:value-type="float" office:value="1.19904086659516E-16" table:style-name="ce2">
            <text:p>1,20E-16</text:p>
          </table:table-cell>
          <table:table-cell table:number-columns-repeated="16382"/>
        </table:table-row>
        <table:table-row table:number-rows-repeated="24" table:style-name="ro1">
          <table:table-cell office:value-type="float" office:value="262.655555555555" table:style-name="ce1">
            <text:p>262,6555556</text:p>
          </table:table-cell>
          <table:table-cell office:value-type="float" office:value="-2.8421709430403998E-16" table:style-name="ce2">
            <text:p>-2,84E-16</text:p>
          </table:table-cell>
          <table:table-cell table:number-columns-repeated="16382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mil Szmit</meta:initial-creator>
    <dc:creator>Kamil Szmit</dc:creator>
    <meta:creation-date>2013-05-15T22:44:37Z</meta:creation-date>
    <dc:date>2013-05-15T22:50:2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60.1249606299212pt" svg:width="594.0000787401575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B$1:.$B$100" chart:class="chart:scatter" chart:attached-axis="primary-y" chart:style-name="G0S0">
            <chart:domain table:cell-range-address="Sheet1.$A$1:.$A$100"/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